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0" calcext:value-type="float">
            <text:p>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0" calcext:value-type="float">
            <text:p>0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0" calcext:value-type="float">
            <text:p>0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61]*[.D61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6]*[.D36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37]*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table:formula="of:=[.C38]*[.D38]" office:value-type="float" office:value="1.47" calcext:value-type="float">
            <text:p>1,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39]*[.D39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0]*[.D40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1]*[.D41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2]*[.D42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3]*[.D43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4]*[.D44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5]*[.D45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6]*[.D46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47]*[.D47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48]*[.D48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49]*[.D49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0]*[.D50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1]*[.D51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2]*[.D52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3]*[.D53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4]*[.D54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5]*[.D55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7]*[.D57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8]*[.D58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0]*[.D60]" office:value-type="float" office:value="0.396" calcext:value-type="float">
            <text:p>0,396</text:p>
          </table:table-cell>
          <table:table-cell/>
          <table:table-cell table:formula="of:=SUM([.E33:.E62])" office:value-type="float" office:value="61.7205" calcext:value-type="float">
            <text:p>61,720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1]*[.D61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2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2]*[.D62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3]*[.D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4]*[.D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5]*[.D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2])" office:value-type="float" office:value="99.7745" calcext:value-type="float">
            <text:p>99,774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21:18:25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2-07T21:18:41.187000000</dc:date>
    <meta:editing-duration>PT10H25M47S</meta:editing-duration>
    <meta:editing-cycles>20</meta:editing-cycles>
    <meta:generator>LibreOffice/4.4.5.2$Windows_x86 LibreOffice_project/a22f674fd25a3b6f45bdebf25400ed2adff0ff99</meta:generator>
    <meta:document-statistic meta:table-count="1" meta:cell-count="302" meta:object-count="0"/>
  </office:meta>
</office:document-meta>
</file>